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698d" officeooo:paragraph-rsid="0002698d"/>
    </style:style>
    <style:style style:name="P2" style:family="paragraph" style:parent-style-name="Standard">
      <style:paragraph-properties fo:text-align="center" style:justify-single-word="false"/>
      <style:text-properties officeooo:rsid="0002698d" officeooo:paragraph-rsid="0002698d"/>
    </style:style>
    <style:style style:name="P3" style:family="paragraph" style:parent-style-name="Standard">
      <style:paragraph-properties fo:text-align="start" style:justify-single-word="false"/>
      <style:text-properties officeooo:rsid="0002698d" officeooo:paragraph-rsid="0002698d"/>
    </style:style>
    <style:style style:name="P4" style:family="paragraph" style:parent-style-name="Standard">
      <style:paragraph-properties fo:text-align="center" style:justify-single-word="false" fo:break-before="page"/>
      <style:text-properties officeooo:rsid="0002698d" officeooo:paragraph-rsid="0002698d"/>
    </style:style>
    <style:style style:name="T1" style:family="text">
      <style:text-properties officeooo:rsid="0005ce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unity Leader - Enable people to be the best they can be in the community they have chosen to be a part of. Help our community members achieve their greatest ambitions, and help them work with other members to realize not only their own personal goals, but also the goals of the community itself. They are also responsible for managing the direction of the party itself in order to keep it’s purpose on track.</text:p>
      <text:p text:style-name="P1"/>
      <text:p text:style-name="P1">PR and Media Leader - The person responsible for PR/media would be responsible for interactions with old-media (newspapers, television, radio, etc.) at his or her particular geography. That includes sending press releases, making sure press kits with information are available, and other things related to serving old-media with information about the swarm and its activities.</text:p>
      <text:p text:style-name="P1"/>
      <text:p text:style-name="P1">Activism Leader - "The activism leader would not lead activism as such, but rather support it (as is the case with all of these roles). Whenever activists decide swarmwise that they want to stage a rally, hand out flyers, put up posters, or do some other form of visible activism, this is the person responsible for the practical details, such as PA equipment, permits, and other details on the ground to make things happen."</text:p>
      <text:p text:style-name="P1"/>
      <text:p text:style-name="P1">Swarmcare Leader - The person responsible for swarmcare would welcome new activists into the swarm and continually measure the overall health of it. A typical task would be to call new activists just to make them feel welcome, and tell them when the next events — social as well as operational — take place. This is more than enough for one person to chew.</text:p>
      <text:p text:style-name="P1"/>
      <text:p text:style-name="P1">Web, Information and Infrastructure Leader - the information-and-web leader is the person who maintains the infrastructure of a blog or other web page that summarizes the relevant information of the swarm in this particular geography. (This person also communicates internally when events, such as rallies, happen. The swarm decides when and if they happen; it is the job of this person to communicate the consensus.)</text:p>
      <text:p text:style-name="P1"/>
      <text:p text:style-name="P1">District Leader - Responsible for overseeing the activism group that follows and tracks their local representative. Guiding the group to it’s goal of a swing vote.</text:p>
      <text:p text:style-name="P4">Leader<text:span text:style-name="T1">s</text:span>hip Role Notes</text:p>
      <text:p text:style-name="P2"/>
      <text:p text:style-name="P3">These boxes are all empty to begin with; organic growth is crucial. People should not be appointed to these positions just because it’s fun to have a title; rather, the organizational chart should lag slightly behind the observed reality. When somebody has already taken on the de-facto role of fixing all the practical stuff for rallies, for example, and everybody already knows that that person is the one to call to get the PA to a rally — that’s when the org chart should be updated to reflect that. The person who should update the formal roles is the geography leader, who is responsible for keeping the swarm at optimal conditions in this particular geography" </text:p>
      <text:p text:style-name="P3"/>
      <text:p text:style-name="P3">One person should have one role in the scaffolding, with any kind of multirole person being a temporary measure. In this, watch out for people who start advertising many titles in their signature or similar places — that’s a sign they’re more after the titles themselves than a single responsibility to do well.</text:p>
      <text:p text:style-name="P3"/>
      <text:p text:style-name="P3">Empty boxes in the scaffolding’s organization chart are not bad. They can and will fill up as time passes and groups fill up to the magic size limits and need to break out into subswarms. Don’t unnecessarily appoint people to roles because you think empty boxes look bad: an occupied box will block somebody else from filling that role, and so may be preventing the overall growth of the swarm if the person originally appointed to the box wasn’t really inter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6M2S</meta:editing-duration>
    <meta:editing-cycles>5</meta:editing-cycles>
    <meta:generator>LibreOffice/5.2.3.3$Windows_x86 LibreOffice_project/d54a8868f08a7b39642414cf2c8ef2f228f780cf</meta:generator>
    <dc:date>2017-12-20T14:11:08.429000000</dc:date>
    <dc:creator>Steven Sewell</dc:creator>
    <meta:document-statistic meta:table-count="0" meta:image-count="0" meta:object-count="0" meta:page-count="2" meta:paragraph-count="10" meta:word-count="606" meta:character-count="3614" meta:non-whitespace-character-count="3013"/>
    <meta:user-defined meta:name="Info 1"/>
    <meta:user-defined meta:name="Info 2"/>
    <meta:user-defined meta:name="Info 3"/>
    <meta:user-defined meta:name="Info 4"/>
  </office:meta>
</office:document-meta>
</file>